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ee537" officeooo:paragraph-rsid="000ee537"/>
    </style:style>
    <style:style style:name="P2" style:family="paragraph" style:parent-style-name="Text_20_body">
      <style:text-properties officeooo:rsid="000fc987" officeooo:paragraph-rsid="000fc987"/>
    </style:style>
    <style:style style:name="P3" style:family="paragraph" style:parent-style-name="Text_20_body">
      <style:text-properties officeooo:rsid="00112339" officeooo:paragraph-rsid="00112339"/>
    </style:style>
    <style:style style:name="P4" style:family="paragraph" style:parent-style-name="Text_20_body" style:list-style-name="L1">
      <style:text-properties officeooo:rsid="000ee537" officeooo:paragraph-rsid="000ee537"/>
    </style:style>
    <style:style style:name="P5" style:family="paragraph" style:parent-style-name="Text_20_body">
      <style:text-properties officeooo:rsid="00112339" officeooo:paragraph-rsid="00112339"/>
    </style:style>
    <style:style style:name="P6" style:family="paragraph" style:parent-style-name="Text_20_body">
      <style:text-properties officeooo:rsid="0012aff0" officeooo:paragraph-rsid="0012af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zeige</text:h>
      <text:p text:style-name="P1">Die Anzeige kann genutzt werden, um sich die Simulation graphisch auszugeben.<text:line-break/>Hierzu wird das Anzeige Programm über eine Comandozeile gestartet, und ihm folgende Parameter übergeben:</text:p>
      <text:list xml:id="list3570593215" text:style-name="L1">
        <text:list-item>
          <text:p text:style-name="P4">AbsoluterPfad zum Hauptordner mit den Simulations-Input-Daten.</text:p>
        </text:list-item>
        <text:list-item>
          <text:p text:style-name="P4">RelativerPfad zum init.sim File, das die Startsituation der Simulation enthält.</text:p>
        </text:list-item>
        <text:list-item>
          <text:p text:style-name="P4">RelativerPfad zum player.simin File, das die Aktionen des Players enthält.</text:p>
        </text:list-item>
      </text:list>
      <text:p text:style-name="P2">Es handelt sich um ein Java Programm weshalb eine installierte Java VM benötigt wird.</text:p>
      <text:p text:style-name="P2">Der Komplette Programmaufruf sieht dann folgender Maßen aus:</text:p>
      <text:p text:style-name="P2"/>
      <text:p text:style-name="P2">java -jar Anzeige.jar [AbsolutPath Root] [RelativPath init.sim] [RelativPath player.simin]</text:p>
      <text:p text:style-name="P2"/>
      <text:p text:style-name="P3">Inerhalb des Programms können die einzelnen Simulationsschritte betrachtet werden.<text:line-break/>Hierzu kann in der Konsole die Nummer des Schrittes eingegeben werden.</text:p>
      <text:p text:style-name="P3">Wird 0 eingegeben, springt die Anzeige zum 0ten Schritt.</text:p>
      <text:p text:style-name="P3">Mit der Eingabe von "n" und "p" kann zum nächsten und zum vorherigen Schritt gesprungen werden.</text:p>
      <text:p text:style-name="P6">Mit der eingabe von "r" wird die Simulation erneut wiedergege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9S</meta:editing-duration>
    <meta:editing-cycles>7</meta:editing-cycles>
    <meta:generator>LibreOffice/5.4.0.3$Windows_X86_64 LibreOffice_project/7556cbc6811c9d992f4064ab9287069087d7f62c</meta:generator>
    <dc:date>2017-11-25T03:02:28.179000000</dc:date>
    <dc:creator>Bela H. Böhnke</dc:creator>
    <meta:document-statistic meta:table-count="0" meta:image-count="0" meta:object-count="0" meta:page-count="1" meta:paragraph-count="12" meta:word-count="141" meta:character-count="1014" meta:non-whitespace-character-count="888"/>
    <meta:user-defined meta:name="Info 1"/>
    <meta:user-defined meta:name="Info 2"/>
    <meta:user-defined meta:name="Info 3"/>
    <meta:user-defined meta:name="Info 4"/>
  </office:meta>
</office:document-meta>
</file>